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1.53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6cm" svg:height="0.962cm" svg:x="0.254cm" svg:y="0.254cm">
          <draw:text-box>
            <text:p>Progettazione concettuale</text:p>
          </draw:text-box>
        </draw:frame>
        <draw:custom-shape draw:style-name="gr2" draw:text-style-name="P2" draw:layer="layout" svg:width="4.826cm" svg:height="1.778cm" svg:x="19.674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778cm" svg:x="1.524cm" svg:y="6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1.778cm" svg:x="11.93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4" draw:layer="layout" svg:width="2.369cm" svg:height="0.962cm" svg:x="20.844cm" svg:y="7.012cm">
          <draw:text-box>
            <text:p text:style-name="P3">Utente</text:p>
          </draw:text-box>
        </draw:frame>
        <draw:frame draw:style-name="gr1" draw:text-style-name="P4" draw:layer="layout" svg:width="2.403cm" svg:height="0.962cm" svg:x="2.711cm" svg:y="7.012cm">
          <draw:text-box>
            <text:p text:style-name="P3">Ordine</text:p>
          </draw:text-box>
        </draw:frame>
        <draw:frame draw:style-name="gr1" draw:text-style-name="P4" draw:layer="layout" svg:width="2.678cm" svg:height="0.962cm" svg:x="12.595cm" svg:y="7.044cm">
          <draw:text-box>
            <text:p text:style-name="P3">Effettua</text:p>
          </draw:text-box>
        </draw:frame>
        <draw:line draw:style-name="gr4" draw:text-style-name="P5" draw:layer="layout" svg:x1="11.938cm" svg:y1="7.466cm" svg:x2="6.35cm" svg:y2="7.466cm">
          <text:p/>
        </draw:line>
        <draw:line draw:style-name="gr4" draw:text-style-name="P5" draw:layer="layout" svg:x1="16.002cm" svg:y1="7.52cm" svg:x2="19.674cm" svg:y2="7.52cm">
          <text:p/>
        </draw:line>
        <draw:frame draw:style-name="gr1" draw:text-style-name="P1" draw:layer="layout" svg:width="1.806cm" svg:height="0.962cm" svg:x="6.25cm" svg:y="6.558cm">
          <draw:text-box>
            <text:p>(1,1)</text:p>
          </draw:text-box>
        </draw:frame>
        <draw:line draw:style-name="gr4" draw:text-style-name="P5" draw:layer="layout" svg:x1="19.928cm" svg:y1="8.382cm" svg:x2="19.928cm" svg:y2="9.144cm">
          <text:p/>
        </draw:line>
        <draw:custom-shape draw:style-name="gr5" draw:text-style-name="P6" draw:layer="layout" svg:width="0.508cm" svg:height="0.508cm" svg:x="19.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1.914cm" svg:y1="8.382cm" svg:x2="21.914cm" svg:y2="9.144cm">
          <text:p/>
        </draw:line>
        <draw:custom-shape draw:style-name="gr5" draw:text-style-name="P6" draw:layer="layout" svg:width="0.508cm" svg:height="0.508cm" svg:x="21.60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3.792cm" svg:y1="8.382cm" svg:x2="23.792cm" svg:y2="9.144cm">
          <text:p/>
        </draw:line>
        <draw:custom-shape draw:style-name="gr5" draw:text-style-name="P6" draw:layer="layout" svg:width="0.508cm" svg:height="0.508cm" svg:x="23.48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526cm" svg:height="0.762cm" svg:x="19.266cm" svg:y="9.46cm">
          <draw:text-box>
            <text:p text:style-name="P7">C.F</text:p>
          </draw:text-box>
        </draw:frame>
        <draw:frame draw:style-name="gr1" draw:text-style-name="P9" draw:layer="layout" svg:width="2.022cm" svg:height="1.039cm" svg:x="20.908cm" svg:y="9.498cm">
          <draw:text-box>
            <text:p text:style-name="P2"><text:span text:style-name="T1">N</text:span><text:span text:style-name="T1">o</text:span><text:span text:style-name="T1">m</text:span><text:span text:style-name="T1">e</text:span></text:p>
            <text:p text:style-name="P2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/text:p>
          </draw:text-box>
        </draw:frame>
        <draw:frame draw:style-name="gr1" draw:text-style-name="P9" draw:layer="layout" svg:width="1.675cm" svg:height="1.039cm" svg:x="22.995cm" svg:y="9.496cm">
          <draw:text-box>
            <text:p text:style-name="P2"><text:span text:style-name="T1">C</text:span><text:span text:style-name="T1">i</text:span><text:span text:style-name="T1">t</text:span><text:span text:style-name="T1">t</text:span><text:span text:style-name="T1">à</text:span></text:p>
            <text:p text:style-name="P2"><text:span text:style-name="T1">N</text:span><text:span text:style-name="T1">a</text:span><text:span text:style-name="T1">s</text:span><text:span text:style-name="T1">c</text:span><text:span text:style-name="T1">i</text:span><text:span text:style-name="T1">t</text:span><text:span text:style-name="T1">a</text:span></text:p>
          </draw:text-box>
        </draw:frame>
        <draw:line draw:style-name="gr4" draw:text-style-name="P5" draw:layer="layout" svg:x1="19.928cm" svg:y1="5.842cm" svg:x2="19.928cm" svg:y2="6.604cm">
          <text:p/>
        </draw:line>
        <draw:custom-shape draw:style-name="gr5" draw:text-style-name="P6" draw:layer="layout" svg:width="0.508cm" svg:height="0.508cm" svg:x="19.674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1.675cm" svg:height="1.039cm" svg:x="19.015cm" svg:y="4.318cm">
          <draw:text-box>
            <text:p text:style-name="P2"><text:span text:style-name="T1">D</text:span><text:span text:style-name="T1">a</text:span><text:span text:style-name="T1">t</text:span><text:span text:style-name="T1">a</text:span></text:p>
            <text:p text:style-name="P2"><text:span text:style-name="T1">N</text:span><text:span text:style-name="T1">a</text:span><text:span text:style-name="T1">s</text:span><text:span text:style-name="T1">c</text:span><text:span text:style-name="T1">i</text:span><text:span text:style-name="T1">t</text:span><text:span text:style-name="T1">a</text:span></text:p>
          </draw:text-box>
        </draw:frame>
        <draw:line draw:style-name="gr4" draw:text-style-name="P5" draw:layer="layout" svg:x1="21.929cm" svg:y1="5.842cm" svg:x2="21.929cm" svg:y2="6.604cm">
          <text:p/>
        </draw:line>
        <draw:custom-shape draw:style-name="gr5" draw:text-style-name="P6" draw:layer="layout" svg:width="0.508cm" svg:height="0.508cm" svg:x="21.675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2.161cm" svg:height="1.039cm" svg:x="20.715cm" svg:y="4.395cm">
          <draw:text-box>
            <text:p text:style-name="P2"><text:span text:style-name="T1">C</text:span><text:span text:style-name="T1">o</text:span><text:span text:style-name="T1">m</text:span><text:span text:style-name="T1">u</text:span><text:span text:style-name="T1">n</text:span><text:span text:style-name="T1">e</text:span></text:p>
            <text:p text:style-name="P2"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z</text:span><text:span text:style-name="T1">a</text:span></text:p>
          </draw:text-box>
        </draw:frame>
        <draw:line draw:style-name="gr4" draw:text-style-name="P5" draw:layer="layout" svg:x1="23.83cm" svg:y1="5.842cm" svg:x2="23.83cm" svg:y2="6.604cm">
          <text:p/>
        </draw:line>
        <draw:custom-shape draw:style-name="gr5" draw:text-style-name="P6" draw:layer="layout" svg:width="0.508cm" svg:height="0.508cm" svg:x="23.576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2.161cm" svg:height="1.039cm" svg:x="22.716cm" svg:y="4.396cm">
          <draw:text-box>
            <text:p text:style-name="P2"><text:span text:style-name="T1">I</text:span><text:span text:style-name="T1">n</text:span><text:span text:style-name="T1">d</text:span><text:span text:style-name="T1">i</text:span><text:span text:style-name="T1">r</text:span><text:span text:style-name="T1">i</text:span><text:span text:style-name="T1">z</text:span><text:span text:style-name="T1">z</text:span><text:span text:style-name="T1">o</text:span></text:p>
            <text:p text:style-name="P2"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z</text:span><text:span text:style-name="T1">a</text:span></text:p>
          </draw:text-box>
        </draw:frame>
        <draw:line draw:style-name="gr4" draw:text-style-name="P5" draw:layer="layout" svg:x1="24.535cm" svg:y1="6.877cm" svg:x2="25.297cm" svg:y2="6.877cm">
          <text:p/>
        </draw:line>
        <draw:custom-shape draw:style-name="gr7" draw:text-style-name="P10" draw:layer="layout" svg:width="0.508cm" svg:height="0.508cm" svg:x="25.07cm" svg:y="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4.536cm" svg:y1="7.978cm" svg:x2="25.298cm" svg:y2="7.978cm">
          <text:p/>
        </draw:line>
        <draw:custom-shape draw:style-name="gr5" draw:text-style-name="P6" draw:layer="layout" svg:width="0.508cm" svg:height="0.508cm" svg:x="25.071cm" svg:y="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526cm" svg:height="0.762cm" svg:x="25.806cm" svg:y="6.55cm">
          <draw:text-box>
            <text:p text:style-name="P7">Email</text:p>
          </draw:text-box>
        </draw:frame>
        <draw:frame draw:style-name="gr8" draw:text-style-name="P8" draw:layer="layout" svg:width="2.134cm" svg:height="1.039cm" svg:x="25.806cm" svg:y="7.65cm">
          <draw:text-box>
            <text:p text:style-name="P7">Password</text:p>
          </draw:text-box>
        </draw:frame>
        <draw:line draw:style-name="gr4" draw:text-style-name="P5" draw:layer="layout" svg:x1="2.029cm" svg:y1="5.842cm" svg:x2="2.029cm" svg:y2="6.604cm">
          <text:p/>
        </draw:line>
        <draw:custom-shape draw:style-name="gr7" draw:text-style-name="P10" draw:layer="layout" svg:width="0.508cm" svg:height="0.508cm" svg:x="1.775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93cm" svg:y1="5.842cm" svg:x2="3.93cm" svg:y2="6.604cm">
          <text:p/>
        </draw:line>
        <draw:custom-shape draw:style-name="gr5" draw:text-style-name="P6" draw:layer="layout" svg:width="0.508cm" svg:height="0.508cm" svg:x="3.676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731cm" svg:y1="5.842cm" svg:x2="5.731cm" svg:y2="6.604cm">
          <text:p/>
        </draw:line>
        <draw:custom-shape draw:style-name="gr5" draw:text-style-name="P6" draw:layer="layout" svg:width="0.508cm" svg:height="0.508cm" svg:x="5.477cm" svg:y="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732cm" svg:y1="8.342cm" svg:x2="5.732cm" svg:y2="9.104cm">
          <text:p/>
        </draw:line>
        <draw:custom-shape draw:style-name="gr5" draw:text-style-name="P6" draw:layer="layout" svg:width="0.508cm" svg:height="0.508cm" svg:x="5.478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.133cm" svg:y1="8.343cm" svg:x2="2.133cm" svg:y2="9.105cm">
          <text:p/>
        </draw:line>
        <draw:custom-shape draw:style-name="gr5" draw:text-style-name="P6" draw:layer="layout" svg:width="0.508cm" svg:height="0.508cm" svg:x="1.879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1.751cm" svg:height="0.645cm" svg:x="1.216cm" svg:y="4.319cm">
          <draw:text-box>
            <text:p text:style-name="P2"><text:span text:style-name="T1">N</text:span><text:span text:style-name="T1">u</text:span><text:span text:style-name="T1">m</text:span><text:span text:style-name="T1">e</text:span><text:span text:style-name="T1">r</text:span><text:span text:style-name="T1">o</text:span></text:p>
          </draw:text-box>
        </draw:frame>
        <draw:frame draw:style-name="gr1" draw:text-style-name="P9" draw:layer="layout" svg:width="1.243cm" svg:height="0.645cm" svg:x="3.117cm" svg:y="4.32cm">
          <draw:text-box>
            <text:p text:style-name="P2"><text:span text:style-name="T1">D</text:span><text:span text:style-name="T1">a</text:span><text:span text:style-name="T1">t</text:span><text:span text:style-name="T1">a</text:span></text:p>
          </draw:text-box>
        </draw:frame>
        <draw:frame draw:style-name="gr1" draw:text-style-name="P9" draw:layer="layout" svg:width="2.339cm" svg:height="0.645cm" svg:x="4.618cm" svg:y="4.321cm">
          <draw:text-box>
            <text:p text:style-name="P2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z</text:span><text:span text:style-name="T1">i</text:span><text:span text:style-name="T1">o</text:span><text:span text:style-name="T1">n</text:span><text:span text:style-name="T1">e</text:span></text:p>
          </draw:text-box>
        </draw:frame>
        <draw:frame draw:style-name="gr1" draw:text-style-name="P9" draw:layer="layout" svg:width="1.81cm" svg:height="0.645cm" svg:x="4.819cm" svg:y="9.422cm">
          <draw:text-box>
            <text:p text:style-name="P2"><text:span text:style-name="T1">I</text:span><text:span text:style-name="T1">n</text:span><text:span text:style-name="T1">d</text:span><text:span text:style-name="T1">i</text:span><text:span text:style-name="T1">r</text:span><text:span text:style-name="T1">i</text:span><text:span text:style-name="T1">z</text:span><text:span text:style-name="T1">z</text:span><text:span text:style-name="T1">o</text:span></text:p>
          </draw:text-box>
        </draw:frame>
        <draw:frame draw:style-name="gr1" draw:text-style-name="P9" draw:layer="layout" svg:width="1.319cm" svg:height="0.645cm" svg:x="1.519cm" svg:y="9.423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4.826cm" svg:height="1.778cm" svg:x="19.374cm" svg:y="6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778cm" svg:x="1.224cm" svg:y="6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64cm" svg:height="1.778cm" svg:x="11.638cm" svg:y="6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4" draw:layer="layout" svg:width="2.369cm" svg:height="0.962cm" svg:x="20.544cm" svg:y="7.013cm">
          <draw:text-box>
            <text:p text:style-name="P3">Utente</text:p>
          </draw:text-box>
        </draw:frame>
        <draw:frame draw:style-name="gr1" draw:text-style-name="P4" draw:layer="layout" svg:width="2.403cm" svg:height="0.962cm" svg:x="2.411cm" svg:y="7.013cm">
          <draw:text-box>
            <text:p text:style-name="P3">Ordine</text:p>
          </draw:text-box>
        </draw:frame>
        <draw:frame draw:style-name="gr1" draw:text-style-name="P4" draw:layer="layout" svg:width="2.678cm" svg:height="0.962cm" svg:x="12.295cm" svg:y="7.045cm">
          <draw:text-box>
            <text:p text:style-name="P3">Effettua</text:p>
          </draw:text-box>
        </draw:frame>
        <draw:line draw:style-name="gr4" draw:text-style-name="P5" draw:layer="layout" svg:x1="11.638cm" svg:y1="7.467cm" svg:x2="6.05cm" svg:y2="7.467cm">
          <text:p/>
        </draw:line>
        <draw:line draw:style-name="gr4" draw:text-style-name="P5" draw:layer="layout" svg:x1="15.702cm" svg:y1="7.521cm" svg:x2="19.374cm" svg:y2="7.521cm">
          <text:p/>
        </draw:line>
        <draw:frame draw:style-name="gr1" draw:text-style-name="P1" draw:layer="layout" svg:width="1.806cm" svg:height="0.962cm" svg:x="5.95cm" svg:y="6.559cm">
          <draw:text-box>
            <text:p>(1,1)</text:p>
          </draw:text-box>
        </draw:frame>
        <draw:line draw:style-name="gr4" draw:text-style-name="P5" draw:layer="layout" svg:x1="19.628cm" svg:y1="8.383cm" svg:x2="19.628cm" svg:y2="9.145cm">
          <text:p/>
        </draw:line>
        <draw:custom-shape draw:style-name="gr5" draw:text-style-name="P6" draw:layer="layout" svg:width="0.508cm" svg:height="0.508cm" svg:x="19.32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1.614cm" svg:y1="8.383cm" svg:x2="21.614cm" svg:y2="9.145cm">
          <text:p/>
        </draw:line>
        <draw:custom-shape draw:style-name="gr5" draw:text-style-name="P6" draw:layer="layout" svg:width="0.508cm" svg:height="0.508cm" svg:x="21.306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3.492cm" svg:y1="8.383cm" svg:x2="23.492cm" svg:y2="9.145cm">
          <text:p/>
        </draw:line>
        <draw:custom-shape draw:style-name="gr5" draw:text-style-name="P6" draw:layer="layout" svg:width="0.508cm" svg:height="0.508cm" svg:x="23.184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526cm" svg:height="0.762cm" svg:x="18.966cm" svg:y="9.461cm">
          <draw:text-box>
            <text:p text:style-name="P7">C.F</text:p>
          </draw:text-box>
        </draw:frame>
        <draw:frame draw:style-name="gr1" draw:text-style-name="P9" draw:layer="layout" svg:width="2.022cm" svg:height="1.039cm" svg:x="20.608cm" svg:y="9.499cm">
          <draw:text-box>
            <text:p text:style-name="P2"><text:span text:style-name="T1">N</text:span><text:span text:style-name="T1">o</text:span><text:span text:style-name="T1">m</text:span><text:span text:style-name="T1">e</text:span></text:p>
            <text:p text:style-name="P2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/text:p>
          </draw:text-box>
        </draw:frame>
        <draw:frame draw:style-name="gr1" draw:text-style-name="P9" draw:layer="layout" svg:width="1.675cm" svg:height="1.039cm" svg:x="22.695cm" svg:y="9.497cm">
          <draw:text-box>
            <text:p text:style-name="P2"><text:span text:style-name="T1">C</text:span><text:span text:style-name="T1">i</text:span><text:span text:style-name="T1">t</text:span><text:span text:style-name="T1">t</text:span><text:span text:style-name="T1">à</text:span></text:p>
            <text:p text:style-name="P2"><text:span text:style-name="T1">N</text:span><text:span text:style-name="T1">a</text:span><text:span text:style-name="T1">s</text:span><text:span text:style-name="T1">c</text:span><text:span text:style-name="T1">i</text:span><text:span text:style-name="T1">t</text:span><text:span text:style-name="T1">a</text:span></text:p>
          </draw:text-box>
        </draw:frame>
        <draw:line draw:style-name="gr4" draw:text-style-name="P5" draw:layer="layout" svg:x1="19.628cm" svg:y1="5.843cm" svg:x2="19.628cm" svg:y2="6.605cm">
          <text:p/>
        </draw:line>
        <draw:custom-shape draw:style-name="gr5" draw:text-style-name="P6" draw:layer="layout" svg:width="0.508cm" svg:height="0.508cm" svg:x="19.374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1.675cm" svg:height="1.039cm" svg:x="18.715cm" svg:y="4.319cm">
          <draw:text-box>
            <text:p text:style-name="P2"><text:span text:style-name="T1">D</text:span><text:span text:style-name="T1">a</text:span><text:span text:style-name="T1">t</text:span><text:span text:style-name="T1">a</text:span></text:p>
            <text:p text:style-name="P2"><text:span text:style-name="T1">N</text:span><text:span text:style-name="T1">a</text:span><text:span text:style-name="T1">s</text:span><text:span text:style-name="T1">c</text:span><text:span text:style-name="T1">i</text:span><text:span text:style-name="T1">t</text:span><text:span text:style-name="T1">a</text:span></text:p>
          </draw:text-box>
        </draw:frame>
        <draw:line draw:style-name="gr4" draw:text-style-name="P5" draw:layer="layout" svg:x1="21.629cm" svg:y1="5.843cm" svg:x2="21.629cm" svg:y2="6.605cm">
          <text:p/>
        </draw:line>
        <draw:custom-shape draw:style-name="gr5" draw:text-style-name="P6" draw:layer="layout" svg:width="0.508cm" svg:height="0.508cm" svg:x="21.375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2.161cm" svg:height="1.039cm" svg:x="20.415cm" svg:y="4.396cm">
          <draw:text-box>
            <text:p text:style-name="P2"><text:span text:style-name="T1">C</text:span><text:span text:style-name="T1">o</text:span><text:span text:style-name="T1">m</text:span><text:span text:style-name="T1">u</text:span><text:span text:style-name="T1">n</text:span><text:span text:style-name="T1">e</text:span></text:p>
            <text:p text:style-name="P2"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z</text:span><text:span text:style-name="T1">a</text:span></text:p>
          </draw:text-box>
        </draw:frame>
        <draw:line draw:style-name="gr4" draw:text-style-name="P5" draw:layer="layout" svg:x1="23.53cm" svg:y1="5.843cm" svg:x2="23.53cm" svg:y2="6.605cm">
          <text:p/>
        </draw:line>
        <draw:custom-shape draw:style-name="gr5" draw:text-style-name="P6" draw:layer="layout" svg:width="0.508cm" svg:height="0.508cm" svg:x="23.276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2.161cm" svg:height="1.039cm" svg:x="22.416cm" svg:y="4.397cm">
          <draw:text-box>
            <text:p text:style-name="P2"><text:span text:style-name="T1">I</text:span><text:span text:style-name="T1">n</text:span><text:span text:style-name="T1">d</text:span><text:span text:style-name="T1">i</text:span><text:span text:style-name="T1">r</text:span><text:span text:style-name="T1">i</text:span><text:span text:style-name="T1">z</text:span><text:span text:style-name="T1">z</text:span><text:span text:style-name="T1">o</text:span></text:p>
            <text:p text:style-name="P2"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z</text:span><text:span text:style-name="T1">a</text:span></text:p>
          </draw:text-box>
        </draw:frame>
        <draw:line draw:style-name="gr4" draw:text-style-name="P5" draw:layer="layout" svg:x1="24.235cm" svg:y1="6.878cm" svg:x2="24.997cm" svg:y2="6.878cm">
          <text:p/>
        </draw:line>
        <draw:custom-shape draw:style-name="gr7" draw:text-style-name="P10" draw:layer="layout" svg:width="0.508cm" svg:height="0.508cm" svg:x="24.77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4.236cm" svg:y1="7.979cm" svg:x2="24.998cm" svg:y2="7.979cm">
          <text:p/>
        </draw:line>
        <draw:custom-shape draw:style-name="gr5" draw:text-style-name="P6" draw:layer="layout" svg:width="0.508cm" svg:height="0.508cm" svg:x="24.771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526cm" svg:height="0.762cm" svg:x="25.506cm" svg:y="6.551cm">
          <draw:text-box>
            <text:p text:style-name="P7">Email</text:p>
          </draw:text-box>
        </draw:frame>
        <draw:frame draw:style-name="gr8" draw:text-style-name="P8" draw:layer="layout" svg:width="2.134cm" svg:height="1.039cm" svg:x="25.506cm" svg:y="7.651cm">
          <draw:text-box>
            <text:p text:style-name="P7">Password</text:p>
          </draw:text-box>
        </draw:frame>
        <draw:line draw:style-name="gr4" draw:text-style-name="P5" draw:layer="layout" svg:x1="1.729cm" svg:y1="5.843cm" svg:x2="1.729cm" svg:y2="6.605cm">
          <text:p/>
        </draw:line>
        <draw:custom-shape draw:style-name="gr7" draw:text-style-name="P10" draw:layer="layout" svg:width="0.508cm" svg:height="0.508cm" svg:x="1.475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63cm" svg:y1="5.843cm" svg:x2="3.63cm" svg:y2="6.605cm">
          <text:p/>
        </draw:line>
        <draw:custom-shape draw:style-name="gr5" draw:text-style-name="P6" draw:layer="layout" svg:width="0.508cm" svg:height="0.508cm" svg:x="3.376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431cm" svg:y1="5.843cm" svg:x2="5.431cm" svg:y2="6.605cm">
          <text:p/>
        </draw:line>
        <draw:custom-shape draw:style-name="gr5" draw:text-style-name="P6" draw:layer="layout" svg:width="0.508cm" svg:height="0.508cm" svg:x="5.177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432cm" svg:y1="8.343cm" svg:x2="5.432cm" svg:y2="9.105cm">
          <text:p/>
        </draw:line>
        <draw:custom-shape draw:style-name="gr5" draw:text-style-name="P6" draw:layer="layout" svg:width="0.508cm" svg:height="0.508cm" svg:x="5.178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.833cm" svg:y1="8.344cm" svg:x2="1.833cm" svg:y2="9.106cm">
          <text:p/>
        </draw:line>
        <draw:custom-shape draw:style-name="gr5" draw:text-style-name="P6" draw:layer="layout" svg:width="0.508cm" svg:height="0.508cm" svg:x="1.57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9" draw:layer="layout" svg:width="1.751cm" svg:height="0.645cm" svg:x="0.916cm" svg:y="4.32cm">
          <draw:text-box>
            <text:p text:style-name="P2"><text:span text:style-name="T1">N</text:span><text:span text:style-name="T1">u</text:span><text:span text:style-name="T1">m</text:span><text:span text:style-name="T1">e</text:span><text:span text:style-name="T1">r</text:span><text:span text:style-name="T1">o</text:span></text:p>
          </draw:text-box>
        </draw:frame>
        <draw:frame draw:style-name="gr1" draw:text-style-name="P9" draw:layer="layout" svg:width="1.243cm" svg:height="0.645cm" svg:x="2.817cm" svg:y="4.321cm">
          <draw:text-box>
            <text:p text:style-name="P2"><text:span text:style-name="T1">D</text:span><text:span text:style-name="T1">a</text:span><text:span text:style-name="T1">t</text:span><text:span text:style-name="T1">a</text:span></text:p>
          </draw:text-box>
        </draw:frame>
        <draw:frame draw:style-name="gr1" draw:text-style-name="P9" draw:layer="layout" svg:width="2.339cm" svg:height="0.645cm" svg:x="4.318cm" svg:y="4.322cm">
          <draw:text-box>
            <text:p text:style-name="P2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z</text:span><text:span text:style-name="T1">i</text:span><text:span text:style-name="T1">o</text:span><text:span text:style-name="T1">n</text:span><text:span text:style-name="T1">e</text:span></text:p>
          </draw:text-box>
        </draw:frame>
        <draw:frame draw:style-name="gr1" draw:text-style-name="P9" draw:layer="layout" svg:width="1.81cm" svg:height="0.645cm" svg:x="4.519cm" svg:y="9.423cm">
          <draw:text-box>
            <text:p text:style-name="P2"><text:span text:style-name="T1">I</text:span><text:span text:style-name="T1">n</text:span><text:span text:style-name="T1">d</text:span><text:span text:style-name="T1">i</text:span><text:span text:style-name="T1">r</text:span><text:span text:style-name="T1">i</text:span><text:span text:style-name="T1">z</text:span><text:span text:style-name="T1">z</text:span><text:span text:style-name="T1">o</text:span></text:p>
          </draw:text-box>
        </draw:frame>
        <draw:frame draw:style-name="gr1" draw:text-style-name="P9" draw:layer="layout" svg:width="1.319cm" svg:height="0.645cm" svg:x="1.219cm" svg:y="9.424cm">
          <draw:text-box>
            <text:p text:style-name="P2"><text:span text:style-name="T1">S</text:span><text:span text:style-name="T1">t</text:span><text:span text:style-name="T1">a</text:span><text:span text:style-name="T1">t</text:span><text:span text:style-name="T1">o</text:span></text:p>
          </draw:text-box>
        </draw:frame>
        <draw:frame draw:style-name="gr1" draw:text-style-name="P1" draw:layer="layout" svg:width="6.238cm" svg:height="0.962cm" svg:x="0.254cm" svg:y="0.254cm">
          <draw:text-box>
            <text:p>Progettazione logica</text:p>
          </draw:text-box>
        </draw:frame>
        <draw:line draw:style-name="gr4" draw:text-style-name="P5" draw:layer="layout" svg:x1="12.7cm" svg:y1="7.045cm" svg:x2="10.16cm" svg:y2="7.045cm">
          <text:p/>
        </draw:line>
        <draw:line draw:style-name="gr4" draw:text-style-name="P5" draw:layer="layout" svg:x1="10.16cm" svg:y1="7.045cm" svg:x2="10.16cm" svg:y2="8.128cm">
          <text:p/>
        </draw:line>
        <draw:custom-shape draw:style-name="gr10" draw:text-style-name="P2" draw:layer="layout" svg:width="0.508cm" svg:height="0.508cm" svg:x="9.90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066cm" svg:y1="8.636cm" svg:x2="19.05cm" svg:y2="8.636cm">
          <text:p/>
        </draw:line>
        <draw:custom-shape draw:style-name="gr10" draw:text-style-name="P2" draw:layer="layout" svg:width="0.508cm" svg:height="0.508cm" svg:x="18.74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5.582cm" svg:height="0.962cm" svg:x="0.254cm" svg:y="0.254cm">
          <draw:text-box>
            <text:p>Traduzione diretta</text:p>
          </draw:text-box>
        </draw:frame>
        <draw:frame draw:style-name="gr1" draw:text-style-name="P1" draw:layer="layout" svg:width="20.623cm" svg:height="0.962cm" svg:x="0.755cm" svg:y="1.778cm">
          <draw:text-box>
            <text:p>Users (<text:span text:style-name="T2">Ema</text:span><text:span text:style-name="T2">il</text:span>, Password, C.F, Name, DateBirth, CityBirth, City, Address)</text:p>
          </draw:text-box>
        </draw:frame>
        <draw:frame draw:style-name="gr1" draw:text-style-name="P12" draw:layer="layout" svg:width="2.657cm" svg:height="0.839cm" svg:x="1.786cm" svg:y="2.748cm">
          <draw:text-box>
            <text:p><text:span text:style-name="T3">Key: </text:span><text:span text:style-name="T3">C.F.</text:span></text:p>
          </draw:text-box>
        </draw:frame>
        <draw:frame draw:style-name="gr1" draw:text-style-name="P1" draw:layer="layout" svg:width="14.989cm" svg:height="0.962cm" svg:x="0.756cm" svg:y="4.279cm">
          <draw:text-box>
            <text:p>Order (<text:span text:style-name="T2">Nu</text:span><text:span text:style-name="T2">mb</text:span><text:span text:style-name="T2">er</text:span>, Description, Date, Address, Status)</text:p>
          </draw:text-box>
        </draw:frame>
        <draw:frame draw:style-name="gr1" draw:text-style-name="P1" draw:layer="layout" svg:width="8.783cm" svg:height="0.962cm" svg:x="0.757cm" svg:y="7.18cm">
          <draw:text-box>
            <text:p>Makes (<text:span text:style-name="T2">Nu</text:span><text:span text:style-name="T2">mber</text:span><text:span text:style-name="T2">Orde</text:span><text:span text:style-name="T2">r</text:span>, Email)</text:p>
          </draw:text-box>
        </draw:frame>
        <draw:frame draw:style-name="gr1" draw:text-style-name="P12" draw:layer="layout" svg:width="11.635cm" svg:height="0.839cm" svg:x="1.788cm" svg:y="8.15cm">
          <draw:text-box>
            <text:p><text:span text:style-name="T3">F</text:span><text:span text:style-name="T3">or</text:span><text:span text:style-name="T3">ei</text:span><text:span text:style-name="T3">g</text:span><text:span text:style-name="T3">n </text:span><text:span text:style-name="T3">K</text:span><text:span text:style-name="T3">ey</text:span><text:span text:style-name="T3">: </text:span><text:span text:style-name="T3">M</text:span><text:span text:style-name="T3">ak</text:span><text:span text:style-name="T3">es</text:span><text:span text:style-name="T3">[N</text:span><text:span text:style-name="T3">u</text:span><text:span text:style-name="T3">m</text:span><text:span text:style-name="T3">b</text:span><text:span text:style-name="T3">er</text:span><text:span text:style-name="T3">] </text:span><text:span text:style-name="T4">C</text:span><text:span text:style-name="T5"> </text:span><text:span text:style-name="T5">O</text:span><text:span text:style-name="T5">rd</text:span><text:span text:style-name="T5">er</text:span><text:span text:style-name="T5">[N</text:span><text:span text:style-name="T5">u</text:span><text:span text:style-name="T5">m</text:span><text:span text:style-name="T5">b</text:span><text:span text:style-name="T5">er</text:span><text:span text:style-name="T5">]</text:span></text:p>
          </draw:text-box>
        </draw:frame>
        <draw:frame draw:style-name="gr1" draw:text-style-name="P12" draw:layer="layout" svg:width="13.143cm" svg:height="0.839cm" svg:x="1.787cm" svg:y="5.249cm">
          <draw:text-box>
            <text:p><text:span text:style-name="T3">Forei</text:span><text:span text:style-name="T3">gn </text:span><text:span text:style-name="T3">Key : </text:span><text:span text:style-name="T3">Orde</text:span><text:span text:style-name="T3">r[Nu</text:span><text:span text:style-name="T3">mber</text:span><text:span text:style-name="T3">] </text:span><text:span text:style-name="T4">C</text:span><text:span text:style-name="T5"> </text:span><text:span text:style-name="T5">Make</text:span><text:span text:style-name="T5">s[Nu</text:span><text:span text:style-name="T5">mber</text:span><text:span text:style-name="T5">Orde</text:span><text:span text:style-name="T5">r]</text:span></text:p>
          </draw:text-box>
        </draw:frame>
        <draw:frame draw:style-name="gr1" draw:text-style-name="P12" draw:layer="layout" svg:width="10.272cm" svg:height="0.839cm" svg:x="1.789cm" svg:y="9.051cm">
          <draw:text-box>
            <text:p><text:span text:style-name="T3">Foreign </text:span><text:span text:style-name="T3">Key: </text:span><text:span text:style-name="T3">Makes[</text:span><text:span text:style-name="T3">Email] </text:span><text:span text:style-name="T4">C</text:span><text:span text:style-name="T5"> </text:span><text:span text:style-name="T5">User[E</text:span><text:span text:style-name="T5">mail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21:27:58.885651746</meta:creation-date>
    <dc:date>2018-12-12T22:42:37.402813392</dc:date>
    <meta:editing-duration>PT25M35S</meta:editing-duration>
    <meta:editing-cycles>1</meta:editing-cycles>
    <meta:document-statistic meta:object-count="138"/>
    <meta:generator>LibreOffice/6.0.6.2$Linux_X86_64 LibreOffice_project/00m0$Build-2</meta:generator>
  </office:meta>
</office:document-meta>
</file>